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1.728" calcext:value-type="float">
            <text:p>1.728</text:p>
          </table:table-cell>
          <table:table-cell table:formula="of:=AVERAGE([.B15:.B16])" office:value-type="float" office:value="0.7515" calcext:value-type="float">
            <text:p>0.7515</text:p>
          </table:table-cell>
          <table:table-cell table:formula="of:=AVERAGE([.C4:.C5])" office:value-type="float" office:value="0.605" calcext:value-type="float">
            <text:p>0.605</text:p>
          </table:table-cell>
          <table:table-cell table:formula="of:=AVERAGE([.C15:.C16])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38.2435" calcext:value-type="float">
            <text:p>38.2435</text:p>
          </table:table-cell>
          <table:table-cell table:formula="of:=AVERAGE([.B17:.B18])" office:value-type="float" office:value="1.3855" calcext:value-type="float">
            <text:p>1.3855</text:p>
          </table:table-cell>
          <table:table-cell table:formula="of:=AVERAGE([.C6:.C7])" office:value-type="float" office:value="10.29" calcext:value-type="float">
            <text:p>10.29</text:p>
          </table:table-cell>
          <table:table-cell table:formula="of:=AVERAGE([.C17:.C18])" office:value-type="float" office:value="0.345" calcext:value-type="float">
            <text:p>0.345</text:p>
          </table:table-cell>
          <table:table-cell table:formula="of:=[.K4]/[.K3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5.254" calcext:value-type="float">
            <text:p>5.254</text:p>
          </table:table-cell>
          <table:table-cell table:formula="of:=AVERAGE([.C8:.C9])" office:value-type="float" office:value="320.87" calcext:value-type="float">
            <text:p>320.87</text:p>
          </table:table-cell>
          <table:table-cell table:formula="of:=AVERAGE([.C19:.C20])" office:value-type="float" office:value="0.81" calcext:value-type="float">
            <text:p>0.81</text:p>
          </table:table-cell>
          <table:table-cell table:formula="of:=[.K5]/[.K4]" office:value-type="float" office:value="2.34782608695652" calcext:value-type="float">
            <text:p>2.347826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AVERAGE([.B21:.B22])" office:value-type="float" office:value="39.1355" calcext:value-type="float">
            <text:p>39.1355</text:p>
          </table:table-cell>
          <table:table-cell/>
          <table:table-cell table:formula="of:=AVERAGE([.C21:.C22])" office:value-type="float" office:value="2.445" calcext:value-type="float">
            <text:p>2.445</text:p>
          </table:table-cell>
          <table:table-cell table:formula="of:=[.K6]/[.K5]" office:value-type="float" office:value="3.01851851851852" calcext:value-type="float">
            <text:p>3.0185185185</text:p>
          </table:table-cell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C23:.C24])" office:value-type="float" office:value="11.775" calcext:value-type="float">
            <text:p>11.775</text:p>
          </table:table-cell>
          <table:table-cell table:formula="of:=[.K7]/[.K6]" office:value-type="float" office:value="4.8159509202454" calcext:value-type="float">
            <text:p>4.8159509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formula="of:=AVERAGE([.C25:.C26])" office:value-type="float" office:value="57.075" calcext:value-type="float">
            <text:p>57.075</text:p>
          </table:table-cell>
          <table:table-cell table:formula="of:=[.K8]/[.K7]" office:value-type="float" office:value="4.84713375796178" calcext:value-type="float">
            <text:p>4.847133758</text:p>
          </table:table-cell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27:.C28])" office:value-type="float" office:value="327.945" calcext:value-type="float">
            <text:p>327.945</text:p>
          </table:table-cell>
          <table:table-cell table:formula="of:=[.K9]/[.K8]" office:value-type="float" office:value="5.74586070959264" calcext:value-type="float">
            <text:p>5.745860709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style-name="ce1" office:value-type="string" calcext:value-type="string">
            <text:p>bit length</text:p>
          </table:table-cell>
          <table:table-cell table:style-name="ce1" office:value-type="string" calcext:value-type="string">
            <text:p>jMoped(s)</text:p>
          </table:table-cell>
          <table:table-cell table:style-name="ce1" office:value-type="string" calcext:value-type="string">
            <text:p>jMoped optimized(s)</text:p>
          </table:table-cell>
          <table:table-cell table:style-name="ce1" office:value-type="string" calcext:value-type="string">
            <text:p>Multipli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2" office:value-type="float" office:value="0.605" calcext:value-type="float">
            <text:p>0.61</text:p>
          </table:table-cell>
          <table:table-cell table:style-name="ce2" office:value-type="float" office:value="0.23" calcext:value-type="float">
            <text:p>0.23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0.345" calcext:value-type="float">
            <text:p>0.35</text:p>
          </table:table-cell>
          <table:table-cell table:style-name="ce2" office:value-type="float" office:value="1.5" calcext:value-type="float">
            <text:p>1.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2" office:value-type="float" office:value="320.87" calcext:value-type="float">
            <text:p>320.87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34782608695652" calcext:value-type="float">
            <text:p>2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.445" calcext:value-type="float">
            <text:p>2.45</text:p>
          </table:table-cell>
          <table:table-cell table:style-name="ce2" office:value-type="float" office:value="3.01851851851852" calcext:value-type="float">
            <text:p>3.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1.775" calcext:value-type="float">
            <text:p>11.78</text:p>
          </table:table-cell>
          <table:table-cell table:style-name="ce2" office:value-type="float" office:value="4.8159509202454" calcext:value-type="float">
            <text:p>4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57.075" calcext:value-type="float">
            <text:p>57.08</text:p>
          </table:table-cell>
          <table:table-cell table:style-name="ce2" office:value-type="float" office:value="4.84713375796178" calcext:value-type="float">
            <text:p>4.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.12" calcext:value-type="float">
            <text:p>12.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327.945" calcext:value-type="float">
            <text:p>327.95</text:p>
          </table:table-cell>
          <table:table-cell table:style-name="ce2" office:value-type="float" office:value="5.74586070959264" calcext:value-type="float">
            <text:p>5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.43" calcext:value-type="float">
            <text:p>11.4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8.04" calcext:value-type="float">
            <text:p>58.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.11" calcext:value-type="float">
            <text:p>56.1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6.8" calcext:value-type="float">
            <text:p>326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9.09" calcext:value-type="float">
            <text:p>329.0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0:52:19.6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0:57:33.486000000</dc:date>
    <meta:editing-duration>PT9H4M54S</meta:editing-duration>
    <meta:editing-cycles>95</meta:editing-cycles>
    <meta:generator>LibreOffice/4.2.5.2$Windows_x86 LibreOffice_project/61cb170a04bb1f12e77c884eab9192be736ec5f5</meta:generator>
    <meta:document-statistic meta:table-count="1" meta:cell-count="115" meta:object-count="0"/>
  </office:meta>
</office:document-meta>
</file>